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tyle:font-family-generic="swiss"/>
    <style:font-face style:name="Calibri1"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paragraph-properties fo:margin-left="0cm" fo:margin-right="0cm" fo:text-indent="0cm" style:auto-text-indent="false">
        <style:tab-stops/>
      </style:paragraph-properties>
      <style:text-properties fo:language="pl" fo:country="PL"/>
    </style:style>
    <style:style style:name="P4" style:family="paragraph" style:parent-style-name="Wierszyk">
      <style:paragraph-properties fo:margin-left="1.249cm" fo:margin-right="0cm" fo:text-indent="0cm" style:auto-text-indent="false">
        <style:tab-stops/>
      </style:paragraph-properties>
      <style:text-properties fo:language="pl" fo:country="PL"/>
    </style:style>
    <style:style style:name="P5" style:family="paragraph" style:parent-style-name="Endnote">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fo:language="pl" fo:country="PL" fo:background-color="#ffff00"/>
    </style:style>
    <style:style style:name="P9" style:family="paragraph" style:parent-style-name="Standard">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Überschrift_20_2">
      <style:text-properties fo:language="pl" fo:country="PL"/>
    </style:style>
    <style:style style:name="P12" style:family="paragraph" style:parent-style-name="Überschrift_20_2">
      <style:text-properties style:font-name="Calibri" fo:language="pl" fo:country="PL"/>
    </style:style>
    <style:style style:name="P13" style:family="paragraph" style:parent-style-name="Text_20_body">
      <style:text-properties fo:language="pl" fo:country="PL"/>
    </style:style>
    <style:style style:name="T1" style:family="text">
      <style:text-properties style:font-name="Calibri1"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style:font-name="Calibri2"/>
    </style:style>
    <style:style style:name="T5"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5">Tak po kampanii 1672 roku Tatarzy i Turcy nazywali Jana Sobieskiego.</text:p></text:note-body></text:note></text:span></text:span><text:span text:style-name="T2">.</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4">„Idzie żołnierz borem, lasem</text:p>
      <text:p text:style-name="P4">Przymierając z głodu czasem.</text:p>
      <text:p text:style-name="P4">Suknia na nim nie blakuje,</text:p>
      <text:p text:style-name="P4">Wiatr dziurami przelatuje.</text:p>
      <text:p text:style-name="P4">Chociaż żołnierz nieodziany,</text:p>
      <text:p text:style-name="P4">Przecie pójdzie między pany.</text:p>
      <text:p text:style-name="P4">Trza żołnierza poratować,</text:p>
      <text:p text:style-name="P4">Soli jemu nie żałować.</text:p>
      <text:p text:style-name="P4">Wtenczas żołnierza szanują,</text:p>
      <text:p text:style-name="P4">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5">Do dzisiaj niewielu o tym filozofowało. Historycznie,</text:p></text:note-body></text:note></text:span></text:span><text:span text:style-name="T2">. <text:s/>Zrobił jednak to, co też i tysiące innych chłopów ze zrujnowanych wsi, dał się zwerbować.</text:span></text:p>
      <text:p text:style-name="P6">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6">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ó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6">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ądnie przygotowanego okrętu nie są te sztormy przecie straszne. Marynarzom takie sprawy zwyczajne, a w sytuacji naprawdę trudnej schronić się w przyjaznych szwedzkich portach możemy.</text:p>
      <text:p text:style-name="P2">- Nie dlatego, abym się narazić okręty i marynarzy dzielnych Jego Królewskiej mości obawiał rezygnujemy z tych wypraw. Nie mamy, aktualnie, celu w wyprawie do Gdańska.</text:p>
      <text:p text:style-name="P2">-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2">Zamyślił się pan de Bealieu.</text:p>
      <text:p text:style-name="P2">- Mówicie: Bałtyk, myślicie: Szwecja - powiedział powoli do kapitana - trzebaby Szwecję...</text:p>
      <text:p text:style-name="P6">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2">-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2"/>
      <text:p text:style-name="P7"/>
      <text:p text:style-name="P7">* <text:s/>* <text:s/>*</text:p>
      <text:p text:style-name="P6">"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6"/>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6">Pewnego południa zaś do chorągwi Ostrowskiego dołączyli pancerni Starczyńskiego, a wraz z nimi sam pułkownik, pan kasztelan Silinicki, który tak oto przemówił:</text:p>
      <text:p text:style-name="P2">-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6">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2">- Ej, żebyśmy to choć jedną rotę dragonii mieli, choć malutką, to już byśmy Kamieniec zdobyli - pieklił się pułkownik Silnicki, czapkę swą na ziem rzuciwszy i pięści do skroni nagiej przykładając.</text:p>
      <text:p text:style-name="P2">- I co by ta jedna mała rota uczyniła? - pytał pan Ostrowski, ocknąwszy się w zajeździe w Oryninie, gdzie rannych z bitwy <text:s/>kamienieckiej złożono.</text:p>
      <text:p text:style-name="P2">-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2">- Jakże to, jazdą po mieście nacierać?</text:p>
      <text:p text:style-name="P2">-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2">-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5">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2"/>
      <text:p text:style-name="P6">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6">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5">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5">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6">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6">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6"><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6"><text:s/></text:p>
      <text:h text:style-name="P12" text:outline-level="2">Rozdział III</text:h>
      <text:p text:style-name="P6">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6">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2">-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6">Tak perorował pan hetman wielki litewski, "zaś na pewno wzbogacą się na niej kiesy sojuszników Cesarza", dodając w myśli. Odrzekł mu generał Gosiewski:</text:p>
      <text:p text:style-name="P2">-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8"><text:soft-page-break/>Tu będzie tyrada na temat zalet utraty niepodległości na rzecz imperium.</text:p>
      <text:p text:style-name="P6">Wstał teraz wojewoda trocki, Marcjan Ogiński, posesjonat możny i daleki hetmana Paca krewny.</text:p>
      <text:p text:style-name="P6">-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2">- cóż wybrać? - ozwały się głosy - wschodnią czy zachodnią protekcję nad ojczyzną naszą? Cesarz łaskaw, i car łaskaw...</text:p>
      <text:p text:style-name="P6">Przemówił zatem ponownie hetman wielki litewski:</text:p>
      <text:p text:style-name="P2">- oto cesarz świętego cesarstwa rzymskiego Europę wokół siebie jednoczy. Hiszpania, Niderlandy, Brandenburgia po jego są stronie.</text:p>
      <text:p text:style-name="P2">- z Elektorem Brandenburskim, ze zdradzieckim lennikiem naszym bratać się nam, mości hetmanie, każesz? - wtrącił Benedykt Sapieha - dużo od nas wymagasz.</text:p>
      <text:p text:style-name="P2">-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6">Tu przerwał i spojrzał w twarze zgromadzonego narodu szlacheckiego. Wąsate oblicza Sarmatów z pewnym niezrozumieniem wpatrywały się w perorującego hetmana.</text:p>
      <text:p text:style-name="P6">Benedykt Sapieha rzekł cicho do koniuszego litewskiego Franciszka Sapiehy, brata swego młodszego, stojącego z nim razem:</text:p>
      <text:p text:style-name="P2">-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6">I tak Sapiehowie opuścili obrady konfederacji litewskiej w Widzach. Generał Gosiewski, widząc to, spytał hetmana Paca głosem przyciszonym:</text:p>
      <text:p text:style-name="P2">- Przejdą do Sobieskiego. Nie powstrzymamy ich?</text:p>
      <text:p text:style-name="P6">Hetman potoczył wzrokiem po tłumie szlachty, ciekawie wyglądającej, czy zacni karmazynowie za łby się będą brali jak szaraczkowie w karczmie na zaścianku. Rzekł zatem:</text:p>
      <text:p text:style-name="P2">-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5">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6">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6">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6">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2">- Duży nam ten obóz na dzisiaj wyszedł. Więcej się rydlem tej wojny niż szablą namachamy - usłyszał Peter sierżanta.</text:p>
      <text:p text:style-name="P2">- Rydel fortecę stanowi, rydla forteca się boi - rzekł pan Morsztyn - a to nie forteca, jeno obóz warowny dla wojsk na noc. Dla większej wojsk ilości żeśmy przygotowali, połączyć nam się trzeba nim na nieprzyjaciela ruszym.</text:p>
      <text:p text:style-name="P6"><text:soft-page-break/>Tego wieczora do obozu wmaszerowały wojska z Litwy przybyłe.</text:p>
      <text:p text:style-name="P6">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5">Relacja Erazma Otwinowskiego z 1699 roku</text:p></text:note-body></text:note></text:span></text:span><text:span text:style-name="T2">. Tydzień później nadciągnął pod Bar sam Sobieski, a i działa z Trembowli wreszcie dotarły.</text:span></text:p>
      <text:p text:style-name="P6">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2" text:outline-level="2">Rozdział IV</text:h>
      <text:p text:style-name="P6">"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6">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2">-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2">-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text:soft-page-break/>Dniestrze ustanowić, zamiast na północ od niego wojska marnować. Od strony Polski nic nie grozi, na Mołdawię się nie wyprawią.</text:p>
      <text:p text:style-name="P2">-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6">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2">- Bar wzięty!</text:p>
      <text:p text:style-name="P2"/>
      <text:p text:style-name="P2"/>
      <text:p text:style-name="P6">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2">-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2">- Założyć musimy, że oblężony Kamanicze już jest - rzekł Kara Mustafa - ale pewnie jeszcze się trzyma. Odsiecz trza nam zorganizować, mimo zimnej pory w tamtym pogańskim kraju, bo padnie w ciągu miesiąca.</text:p>
      <text:p text:style-name="P2">- W ciągu miesiąca jakie siły pod Kamieniec rzucić możemy? Przecie nie twoje spod Edirne?</text:p>
      <text:p text:style-name="P2">- Jest przecie korpus Kapłana Paszy pod Dżedżorą. Drogi przygotowane, zapasy po drodze przygotowane, zatem szybko Kapłan pod Kamanicze przybyć może.</text:p>
      <text:p text:style-name="P2">-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6">Tak oto, mimo pory zimowej, ponownie ruszyła machina bojowa wielkiego państwa tureckiego. Może jeszcze da się skłonić Lachów do pokoju takiego, który nie byłby dla sułtana uwłaczający.</text:p>
      <text:p text:style-name="P6">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oft-page-break/>Pomorzu - na Litwę odmaszerowało. Teraz dopiero razem z Litwinami prosto na Kamieniec maszerowali. Rozkazy królewskie ich przynaglały, bo król do rozstrzygnięcia kampanii dążył.</text:p>
      <text:p text:style-name="P6">"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6">Dlatego też 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text:span></text:span></text:p>
      <text:p text:style-name="P6">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6">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6">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4">ł</text:span><text:span text:style-name="T5">ogrodzcy do wojny z Lachami si</text:span><text:span text:style-name="T4">ę</text:span><text:span text:style-name="T5"> nie kwapili, lecz jeszcze mniej mieli ochot</text:span><text:span text:style-name="T4">ę</text:span><text:span text:style-name="T5"> stawia</text:span><text:span text:style-name="T4">ć</text:span><text:span text:style-name="T5"> czo</text:span><text:span text:style-name="T4">ł</text:span><text:span text:style-name="T5">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6">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text:soft-page-break/>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6">Chorągiew pana Starczyńskiego szła przez opuszczoną wieś Rudą w kierunku Chocimia na czele kolumny pu<text:span text:style-name="T4">ł</text:span><text:span text:style-name="T5">kowej </text:span>pana Modrzewskiego. Jabłonowski już w nocy wysłał trzy pułki, Bogusza, <text:span text:style-name="T4">Łą</text:span><text:span text:style-name="T5">ckiego i Modrzewskiego w</text:span><text:span text:style-name="T4">ł</text:span><text:span text:style-name="T5">a</text:span><text:span text:style-name="T4">ś</text:span><text:span text:style-name="T5">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6">Drug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2">P</text:span><text:span text:style-name="Absatz-Standardschriftart"><text:span text:style-name="T3">eter w Otaczu pod Żwańcem, widzi jak goniec przyjeżdża. Wszyscy martwią się o działa tureckie.</text:span></text:span></text:p>
      <text:p text:style-name="P6">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6">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6"><text:soft-page-break/>Pana Sieniawskiego <text:span text:style-name="T4">zdumienie</text:span><text:span text:style-name="T5"> ogarn</text:span><text:span text:style-name="T4">ęło</text:span><text:span text:style-name="T5"> na widok oddalaj</text:span><text:span text:style-name="T4">ą</text:span><text:span text:style-name="T5">cych si</text:span><text:span text:style-name="T4">ę</text:span><text:span text:style-name="T5"> w po</text:span><text:span text:style-name="T4">ś</text:span><text:span text:style-name="T5">cigu za Tatarami kawalerzyst</text:span><text:span text:style-name="T4">ó</text:span><text:span text:style-name="T5">w. Nie taki by</text:span><text:span text:style-name="T4">ł</text:span><text:span text:style-name="T5"> plan! Czy tego Jab</text:span><text:span text:style-name="T4">ł</text:span><text:span text:style-name="T5">onowskiego ponios</text:span><text:span text:style-name="T4">ł</text:span><text:span text:style-name="T5">o, czy sam szuka chwa</text:span><text:span text:style-name="T4">ł</text:span><text:span text:style-name="T5">y? Niepodobne to do niego, zwykle przecie</text:span><text:span text:style-name="T4">ż</text:span><text:span text:style-name="T5"> sw</text:span><text:span text:style-name="T4">ą</text:span><text:span text:style-name="T5"> </text:span><text:span text:style-name="T4">żą</text:span><text:span text:style-name="T5">dz</text:span><text:span text:style-name="T4">ę</text:span><text:span text:style-name="T5"> krwi wcale niesarmack</text:span><text:span text:style-name="T4">ą ostrożnością poskramiał. To teraz cała chwała na mnie, gdym tu sam ostał, spadnie.</text:span></text:p>
      <text:p text:style-name="P6">Białogrodzcy uciekają. Jednocześnie Sieniawski broni Żwańca, tam jest Peter. <text:s/>Pojawiają się Turcy pod Kapłanem Paszą</text:p>
      <text:p text:style-name="P6">Przybycie odsieczy tureckiej</text:p>
      <text:p text:style-name="P6">Bitwa wielka</text:p>
      <text:p text:style-name="P6">Zawarcie rozejmu</text:p>
      <text:p text:style-name="P6">Gromienie Kozaków</text:p>
      <text:p text:style-name="P6"/>
      <text:p text:style-name="P6"/>
      <text:p text:style-name="P6"/>
      <text:p text:style-name="P3"/>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tyle:font-family-generic="swiss"/>
    <style:font-face style:name="Calibri1"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7-31T21:05:26.96</dc:date>
    <meta:editing-cycles>898</meta:editing-cycles>
    <meta:editing-duration>PT1H36M40S</meta:editing-duration>
    <meta:document-statistic meta:table-count="0" meta:image-count="0" meta:object-count="0" meta:page-count="19" meta:paragraph-count="169" meta:word-count="9471" meta:character-count="6386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